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24pt" officeooo:rsid="001b774e" officeooo:paragraph-rsid="001b774e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24pt" style:text-underline-style="solid" style:text-underline-width="auto" style:text-underline-color="font-color" officeooo:rsid="001b774e" officeooo:paragraph-rsid="001b774e" style:font-size-asian="24pt" style:font-size-complex="24pt"/>
    </style:style>
    <style:style style:name="P3" style:family="paragraph" style:parent-style-name="Title">
      <style:text-properties fo:font-size="24pt" style:font-size-asian="24pt" style:font-size-complex="24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ture d’un triangle</text:p>
      <text:p text:style-name="P1"/>
      <text:p text:style-name="P1"><text:span text:style-name="T1">Exercice 1 :</text:span><text:line-break/><text:line-break/>Dans chaque cas, tracer une figure à main levée, puis construire le triangle en vraie grandeur.<text:line-break/>1. CAT est tel que CA = 5 cm, CT = 7,2 cm et AT = 2,8 cm.<text:line-break/>2. DOG est un triangle isocèle en O tel que OD = 4,6 cm et DG = 8 cm.<text:line-break/>3. YES est un triangle équilatéral de côté 5,3 cm.</text:p>
      <text:p text:style-name="P1"/>
      <text:p text:style-name="P2">Exercice 2 :</text:p>
      <text:p text:style-name="P1"/>
      <text:p text:style-name="P1">Vrai ou faux ? Justifier la réponse.<text:line-break/>1. Tous les triangles équilatéraux sont isocèles.<text:line-break/>2. Tous les triangles isocèles sont équilatéraux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3T13:50:50.798000000</meta:creation-date>
    <dc:date>2024-09-03T13:53:55.586000000</dc:date>
    <meta:editing-duration>PT3M6S</meta:editing-duration>
    <meta:editing-cycles>1</meta:editing-cycles>
    <meta:document-statistic meta:table-count="0" meta:image-count="0" meta:object-count="0" meta:page-count="1" meta:paragraph-count="4" meta:word-count="93" meta:character-count="456" meta:non-whitespace-character-count="366"/>
    <meta:generator>LibreOffice/7.4.3.2$Windows_X86_64 LibreOffice_project/1048a8393ae2eeec98dff31b5c133c5f1d08b890</meta:generator>
  </office:meta>
</office:document-meta>
</file>